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cm" svg:x="2.5cm" svg:y="1.5cm">
          <text:p text:style-name="P1">Odoard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cm" svg:x="12.5cm" svg:y="1.5cm">
          <text:p text:style-name="P1">Claudi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3cm" svg:x="2.5cm" svg:y="3.5cm">
          <text:p text:style-name="P2"><text:span text:style-name="T1">Ungeduldig,</text:span></text:p>
          <text:p text:style-name="P2"><text:span text:style-name="T1">Vorwurfsvoll,</text:span></text:p>
          <text:p text:style-name="P2"><text:span text:style-name="T1">Sorge um Emilia</text:span></text:p>
          <text:p text:style-name="P2"><text:span text:style-name="T1">Wegen ihres Ausbleibens</text:span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cm" svg:height="3.5cm" svg:x="11.5cm" svg:y="6cm">
          <text:p text:style-name="P1"><text:span text:style-name="T1">Versucht ihren </text:span></text:p>
          <text:p text:style-name="P1"><text:span text:style-name="T1">Mann zu beruhigen,</text:span></text:p>
          <text:p text:style-name="P1"><text:span text:style-name="T1">Gibt zu sich nur schwer von der</text:span></text:p>
          <text:p text:style-name="P1"><text:span text:style-name="T1">Tochter trennen</text:span></text:p>
          <text:p text:style-name="P1"><text:span text:style-name="T1">Zu könn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5cm" svg:height="3.5cm" svg:x="3cm" svg:y="9cm">
          <text:p text:style-name="P1"><text:span text:style-name="T1">Spricht sich für A. Aus,</text:span></text:p>
          <text:p text:style-name="P1"><text:span text:style-name="T1">wirft seiner Frau vor,</text:span></text:p>
          <text:p text:style-name="P1"><text:span text:style-name="T1">aus egoistischen Gründen</text:span></text:p>
          <text:p text:style-name="P1"><text:span text:style-name="T1">zu handeln, vom Hofleben</text:span></text:p>
          <text:p text:style-name="P1"><text:span text:style-name="T1">angezogen zu se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9cm" svg:height="2cm" svg:x="10.5cm" svg:y="11.5cm">
          <text:p text:style-name="P1"><text:span text:style-name="T1">Rechtfertigt sich,</text:span></text:p>
          <text:p text:style-name="P1"><text:span text:style-name="T1">weist den Vorwurf zurück, argumentiert</text:span></text:p>
          <text:p text:style-name="P1"><text:span text:style-name="T1">sachli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5cm" svg:height="3cm" svg:x="2.5cm" svg:y="13.5cm">
          <text:p text:style-name="P1"><text:span text:style-name="T1">Räumt ein, dass sie</text:span></text:p>
          <text:p text:style-name="P1"><text:span text:style-name="T1">Recht behalten habe, was jedoch nur </text:span></text:p>
          <text:p text:style-name="P1"><text:span text:style-name="T1">auf Zufall beruhe,</text:span></text:p>
          <text:p text:style-name="P1"><text:span text:style-name="T1">Distanziert sich erneut vom</text:span></text:p>
          <text:p text:style-name="P1"><text:span text:style-name="T1">Ho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5cm" svg:height="3.5cm" svg:x="11.5cm" svg:y="15.5cm">
          <text:p text:style-name="P1"><text:span text:style-name="T1">Weist auf die wohlwollende</text:span></text:p>
          <text:p text:style-name="P1"><text:span text:style-name="T1">Haltung des Prinzen gegenüber</text:span></text:p>
          <text:p text:style-name="P1"><text:span text:style-name="T1">Emilia hin, erwähnt ein</text:span></text:p>
          <text:p text:style-name="P1"><text:span text:style-name="T1">Gespräch zwischen Prinz und</text:span></text:p>
          <text:p text:style-name="P1"><text:span text:style-name="T1">Emil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cm" svg:y1="5.5cm" svg:x2="11.5cm" svg:y2="7cm">
          <text:p/>
        </draw:line>
        <draw:line draw:style-name="gr2" draw:text-style-name="P1" draw:layer="layout" svg:x1="11.5cm" svg:y1="8.5cm" svg:x2="8.5cm" svg:y2="10cm">
          <text:p/>
        </draw:line>
        <draw:line draw:style-name="gr2" draw:text-style-name="P1" draw:layer="layout" svg:x1="8.5cm" svg:y1="11cm" svg:x2="10.5cm" svg:y2="12cm">
          <text:p/>
        </draw:line>
        <draw:line draw:style-name="gr2" draw:text-style-name="P1" draw:layer="layout" svg:x1="10.5cm" svg:y1="12.5cm" svg:x2="9.5cm" svg:y2="13.5cm">
          <text:p/>
        </draw:line>
        <draw:line draw:style-name="gr2" draw:text-style-name="P1" draw:layer="layout" svg:x1="11cm" svg:y1="15.5cm" svg:x2="12cm" svg:y2="16.5cm">
          <text:p/>
        </draw:line>
        <draw:custom-shape draw:style-name="gr1" draw:text-style-name="P2" draw:layer="layout" svg:width="9.5cm" svg:height="5cm" svg:x="3cm" svg:y="20cm">
          <text:p text:style-name="P1"><text:span text:style-name="T1">Zorn und Entsetzen, verärgert</text:span></text:p>
          <text:p text:style-name="P1"><text:span text:style-name="T1">über die Unterschlagung des Gespräches,</text:span></text:p>
          <text:p text:style-name="P1"><text:span text:style-name="T1">Verärgert über Claudia, die das Verhalten des</text:span></text:p>
          <text:p text:style-name="P1"><text:span text:style-name="T1">Prinzen offenbar nicht richtig einschätzt,</text:span></text:p>
          <text:p text:style-name="P1"><text:span text:style-name="T1">bricht das Gespräch ab,</text:span></text:p>
          <text:p text:style-name="P1"><text:span text:style-name="T1">behält das letzte</text:span></text:p>
          <text:p text:style-name="P1"><text:span text:style-name="T1">W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5cm" svg:y1="18.5cm" svg:x2="11cm" svg:y2="20.5cm">
          <text:p/>
        </draw:line>
        <draw:custom-shape draw:style-name="gr1" draw:text-style-name="P2" draw:layer="layout" svg:width="7.5cm" svg:height="3cm" svg:x="11.5cm" svg:y="25.5cm">
          <text:p text:style-name="P1"><text:span text:style-name="T1">Unverständnis gegenüber</text:span></text:p>
          <text:p text:style-name="P1"><text:span text:style-name="T1">den Vorwürfen, ohne Möglichkeit</text:span></text:p>
          <text:p text:style-name="P1"><text:span text:style-name="T1">einer Erwid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5cm" svg:y1="24cm" svg:x2="12.5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bias Schulz</meta:initial-creator>
    <meta:creation-date>2009-03-09T09:07:33</meta:creation-date>
    <dc:date>2009-03-09T09:30:13</dc:date>
    <dc:creator>Tobias Schulz</dc:creator>
    <meta:editing-duration>PT00H07M29S</meta:editing-duration>
    <meta:editing-cycles>1</meta:editing-cycles>
    <meta:document-statistic meta:object-count="17"/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